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46cm"/>
    </style:style>
    <style:style style:name="co3" style:family="table-column">
      <style:table-column-properties fo:break-before="auto" style:column-width="5.77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IdIntervencio</text:p>
          </table:table-cell>
          <table:table-cell table:style-name="Default" office:value-type="string">
            <text:p>IdPersonal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47625102X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48192391P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0195726R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6829137S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47625102X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48192391P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49368610L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46829137S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49368610L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40195726R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46829137S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48385105B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41937626K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45923922H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49672962P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45923922H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49672962P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47625102X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48192391P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47625102X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49038566X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42738933T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47927038F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49368610L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47625102X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40195726R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41937626K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46209187S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40593432Q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44387206D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46209187S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40593432Q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44387206D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46209187S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47625102X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48192391P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49038566X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47625102X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48192391P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49038566X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48192391P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49038566X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42738933T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47927038F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48385105B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41937626K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45923922H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49672962P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47927038F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48385105B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49368610L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41937626K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45923922H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41937626K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45923922H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49672962P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40195726R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46829137S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49368610L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47625102X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49038566X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47625102X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48192391P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49038566X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40195726R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46829137S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49368610L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42738933T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49672962P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46829137S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47625102X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48192391P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49038566X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41937626K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45923922H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46209187S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48192391P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42738933T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49672962P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40195726R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47625102X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47625102X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40195726R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47625102X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47625102X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47625102X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48192391P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48192391P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49038566X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47927038F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47625102X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48192391P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40195726R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46829137S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46829137S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40593432Q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40593432Q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46209187S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40195726R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40195726R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40195726R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45923922H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49672962P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47625102X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48192391P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49038566X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47927038F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48385105B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49672962P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46829137S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49038566X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46829137S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49368610L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48192391P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49038566X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46829137S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47927038F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49368610L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48192391P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49038566X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40593432Q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49368610L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40195726R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46829137S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49368610L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2:Sheet1.B126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3">13/02/2012</text:date>, <text:time>17:15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3H49M36S</meta:editing-duration>
    <meta:editing-cycles>14</meta:editing-cycles>
    <meta:generator>OpenOffice.org/3.3$Win32 OpenOffice.org_project/330m20$Build-9567</meta:generator>
    <dc:date>2012-02-13T17:15:09.16</dc:date>
    <meta:document-statistic meta:table-count="3" meta:cell-count="252" meta:object-count="0"/>
    <meta:user-defined meta:name="Info 1"/>
    <meta:user-defined meta:name="Info 2"/>
    <meta:user-defined meta:name="Info 3"/>
    <meta:user-defined meta:name="Info 4"/>
  </office:meta>
</office:document-meta>
</file>